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B800000708152F2F44B611F6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529cm" svg:stroke-color="#386380" draw:marker-start-width="0.989cm" draw:marker-end-width="0.989cm" draw:fill="solid" draw:fill-color="#ffffff" draw:textarea-horizontal-align="justify" draw:textarea-vertical-align="middle" draw:auto-grow-height="false" fo:min-height="14.882cm" fo:min-width="24.432cm" fo:padding-top="0.385cm" fo:padding-bottom="0.385cm" fo:padding-left="0.51cm" fo:padding-right="0.5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706cm" svg:stroke-color="#386380" draw:marker-start-width="1.253cm" draw:marker-end-width="1.253cm" draw:fill="none" draw:fill-color="#ffffff" draw:textarea-horizontal-align="justify" draw:textarea-vertical-align="middle" draw:auto-grow-height="false" fo:min-height="15.438cm" fo:min-width="24.122cm" fo:padding-top="0.472cm" fo:padding-bottom="0.472cm" fo:padding-left="0.597cm" fo:padding-right="0.597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6.8cm" svg:height="17cm" svg:x="1.376cm" svg:y="1.352cm">
          <text:p/>
          <draw:enhanced-geometry svg:viewBox="0 0 21600 21600" draw:path-stretchpoint-x="10800" draw:path-stretchpoint-y="10800" draw:text-areas="?f3 ?f4 ?f5 ?f6" draw:type="round-rectangle" draw:modifiers="1734.25092641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5cm" svg:height="15cm" svg:x="2.272cm" svg:y="2.352cm">
          <draw:image xlink:href="Pictures/1000020100000BB800000708152F2F44B611F614.png" xlink:type="simple" xlink:show="embed" xlink:actuate="onLoad" loext:mime-type="image/png">
            <text:p/>
          </draw:image>
        </draw:frame>
        <draw:custom-shape draw:style-name="gr3" draw:text-style-name="P3" draw:layer="layout" svg:width="26.8cm" svg:height="17cm" svg:x="1.377cm" svg:y="1.353cm">
          <text:p/>
          <draw:enhanced-geometry svg:viewBox="0 0 21600 21600" draw:path-stretchpoint-x="10800" draw:path-stretchpoint-y="10800" draw:text-areas="?f3 ?f4 ?f5 ?f6" draw:type="round-rectangle" draw:modifiers="1702.488088935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0.8cm" fo:margin-left="0.8cm" fo:margin-right="0.8cm" fo:page-width="29.5cm" fo:page-height="19.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 Rauch</meta:initial-creator>
    <meta:creation-date>2021-05-30T04:41:34.144486273</meta:creation-date>
    <dc:date>2021-06-04T05:07:52.230836368</dc:date>
    <dc:creator>Daniel Rauch</dc:creator>
    <meta:editing-duration>PT20M6S</meta:editing-duration>
    <meta:editing-cycles>10</meta:editing-cycles>
    <meta:generator>LibreOffice/6.4.7.2$Linux_X86_64 LibreOffice_project/40$Build-2</meta:generator>
    <meta:document-statistic meta:object-count="3"/>
  </office:meta>
</office:document-meta>
</file>